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0ed1e" officeooo:paragraph-rsid="0010ed1e"/>
    </style:style>
    <style:style style:name="P2" style:family="paragraph" style:parent-style-name="Text_20_body">
      <style:text-properties officeooo:rsid="00129760" officeooo:paragraph-rsid="00129760"/>
    </style:style>
    <style:style style:name="P3" style:family="paragraph" style:parent-style-name="Title">
      <style:text-properties officeooo:rsid="0010ed1e" officeooo:paragraph-rsid="0010ed1e"/>
    </style:style>
    <style:style style:name="T1" style:family="text">
      <style:text-properties officeooo:rsid="0012be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ontures mutées</text:p>
      <text:p text:style-name="P1">Varan</text:p>
      <text:p text:style-name="P1">Rapaces</text:p>
      <text:p text:style-name="P1">Ours</text:p>
      <text:p text:style-name="P1">Puma</text:p>
      <text:p text:style-name="P1">Fénec</text:p>
      <text:p text:style-name="P1">Orignal</text:p>
      <text:p text:style-name="P1">Serpent</text:p>
      <text:p text:style-name="P1">Scorpion</text:p>
      <text:p text:style-name="P1">Sconsse / putois</text:p>
      <text:p text:style-name="P1">Taureau</text:p>
      <text:p text:style-name="P1">Cheval</text:p>
      <text:p text:style-name="P1">Glouton</text:p>
      <text:p text:style-name="P2">Raton-laveur</text:p>
      <text:p text:style-name="P2">Insectes</text:p>
      <text:p text:style-name="P1">...</text:p>
      <text:p text:style-name="P1"/>
      <text:p text:style-name="P1"/>
      <text:p text:style-name="P3">Machines</text:p>
      <text:p text:style-name="P1">Moto (carburant)</text:p>
      <text:p text:style-name="P1">Quad (carburant)</text:p>
      <text:p text:style-name="P1">Hélice à pédale (charbon, vapeur)</text:p>
      <text:p text:style-name="P1">Araignée mécanique (charbon, vapeur)</text:p>
      <text:p text:style-name="P1">Sauterelle mécanique (charbon, vapeur)</text:p>
      <text:p text:style-name="P1">Locomotive à rail perpétuel <text:span text:style-name="T1">(dans un rond, ou qui pose et retire les rails au fur et à mesure de son passage)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10S</meta:editing-duration>
    <meta:editing-cycles>5</meta:editing-cycles>
    <meta:generator>LibreOffice/5.3.6.1$Windows_x86 LibreOffice_project/686f202eff87ef707079aeb7f485847613344eb7</meta:generator>
    <dc:date>2020-08-30T16:49:04.320000000</dc:date>
    <meta:document-statistic meta:table-count="0" meta:image-count="0" meta:object-count="0" meta:page-count="1" meta:paragraph-count="23" meta:word-count="59" meta:character-count="377" meta:non-whitespace-character-count="341"/>
    <meta:user-defined meta:name="Info 1"/>
    <meta:user-defined meta:name="Info 2"/>
    <meta:user-defined meta:name="Info 3"/>
    <meta:user-defined meta:name="Info 4"/>
  </office:meta>
</office:document-meta>
</file>